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5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7984in"/>
    </style:style>
    <style:style style:name="co4" style:family="table-column">
      <style:table-column-properties fo:break-before="auto" style:column-width="5.7264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Long list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<text:a xlink:href="https://www.kiesopmaat.nl/modules/han/-/138267/" xlink:type="simple">Advanced Mobility: Smart Vehicles and Smart Infrastructur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42786/" xlink:type="simple">Analytische Chemi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44100/" xlink:type="simple">Adviseren en ondernemen met impac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37344/" xlink:type="simple">Coachen van medewerker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44094/" xlink:type="simple">Create high end video gam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45282/" xlink:type="simple">Creatief construere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97060/" xlink:type="simple">Criminologie en strafrech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41512/" xlink:type="simple">DevOps 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36121/" xlink:type="simple">Embedded Vision Design and Machine Learning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32935/" xlink:type="simple">Effectief leiderschap: Human Resource Management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43572/" xlink:type="simple">Gelijke kansen voor mensen met een LVB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96127/" xlink:type="simple">Jeugd en gezi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42567/" xlink:type="simple">Leren voor het leven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38327/" xlink:type="simple">Medische microbiologi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41711/" xlink:type="simple">Mobile robotics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43488/" xlink:type="simple">Omgaan met onbegrepen gedrag</text:a></text:p>
          </table:table-cell>
          <table:table-cell office:value-type="string" calcext:value-type="string">
            <text:p>!!!!!</text:p>
          </table:table-cell>
        </table:table-row>
        <table:table-row table:style-name="ro1">
          <table:table-cell office:value-type="string" calcext:value-type="string">
            <text:p><text:a xlink:href="https://www.kiesopmaat.nl/modules/han/-/136275/" xlink:type="simple">Onderwijs in Internationaal perspectief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44206/" xlink:type="simple">Op weg naar de digitale fabriek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36833/" xlink:type="simple">Powertrain</text:a>(motoren en versnellingsbakken enzo)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38247/" xlink:type="simple">Psychologie: gedragsverandering voor professionals</text:a></text:p>
          </table:table-cell>
          <table:table-cell office:value-type="string" calcext:value-type="string">
            <text:p>!!!!!</text:p>
          </table:table-cell>
        </table:table-row>
        <table:table-row table:style-name="ro1">
          <table:table-cell office:value-type="string" calcext:value-type="string">
            <text:p><text:a xlink:href="https://www.kiesopmaat.nl/modules/han/-/135397/" xlink:type="simple">Scripting</text:a> (basisprogrammeren)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38101/" xlink:type="simple">Smart Industry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43949/" xlink:type="simple">Verandercommunicatie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38176/" xlink:type="simple">Zingevingsgericht werken</text:a></text:p>
          </table:table-cell>
          <table:table-cell office:value-type="string" calcext:value-type="string">
            <text:p>???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ort list" table:style-name="ta1">
        <table:table-column table:style-name="co3" table:default-cell-style-name="ce1"/>
        <table:table-column table:style-name="co4" table:default-cell-style-name="Default"/>
        <table:table-row table:style-name="ro3"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www.kiesopmaat.nl/modules/han/-/138101/" xlink:type="simple">Smart Industry</text:a> Nijmegen</text:p>
          </table:table-cell>
          <table:table-cell table:style-name="ce1" office:value-type="string" calcext:value-type="string">
            <text:p>Minor van Youri, enigste technische in Nijmegen</text:p>
          </table:table-cell>
        </table:table-row>
        <table:table-row table:style-name="ro2">
          <table:table-cell office:value-type="string" calcext:value-type="string">
            <text:p><text:a xlink:href="https://www.kiesopmaat.nl/modules/han/-/143949/" xlink:type="simple">Verandercommunicatie</text:a> Nijmegen</text:p>
          </table:table-cell>
          <table:table-cell table:style-name="ce1" office:value-type="string" calcext:value-type="string">
            <text:p>Probeert een probleem op te lossen a.d.h.v. communicatie, beetje waarom iemand zich op een bepaalde manier gedraagt enzo.</text:p>
          </table:table-cell>
        </table:table-row>
        <table:table-row table:style-name="ro2">
          <table:table-cell office:value-type="string" calcext:value-type="string">
            <text:p><text:a xlink:href="https://www.kiesopmaat.nl/modules/han/-/136275/" xlink:type="simple">Onderwijs in Internationaal perspectief</text:a> Nijmegen</text:p>
          </table:table-cell>
          <table:table-cell table:style-name="ce1" office:value-type="string" calcext:value-type="string">
            <text:p>Plezier minor met allemaal uitjes</text:p>
          </table:table-cell>
        </table:table-row>
        <table:table-row table:style-name="ro2">
          <table:table-cell office:value-type="string" calcext:value-type="string">
            <text:p><text:a xlink:href="https://www.kiesopmaat.nl/modules/han/-/143488/" xlink:type="simple">Omgaan met onbegrepen gedrag</text:a> Nijmegen</text:p>
          </table:table-cell>
          <table:table-cell table:style-name="ce1" office:value-type="string" calcext:value-type="string">
            <text:p>Erg interessant, maar verdiepende minor</text:p>
          </table:table-cell>
        </table:table-row>
        <table:table-row table:style-name="ro2">
          <table:table-cell office:value-type="string" calcext:value-type="string">
            <text:p><text:a xlink:href="https://www.kiesopmaat.nl/modules/han/-/132935/" xlink:type="simple">Effectief leiderschap: Human Resource Management</text:a> Nijmegen</text:p>
          </table:table-cell>
          <table:table-cell table:style-name="ce1" office:value-type="string" calcext:value-type="string">
            <text:p>Communicatie op leidinggevend niveau</text:p>
          </table:table-cell>
        </table:table-row>
        <table:table-row table:style-name="ro3" table:number-rows-repeated="3"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www.kiesopmaat.nl/modules/han/-/136121/" xlink:type="simple">Embedded Vision Design and Machine Learning</text:a> Arnhem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41711/" xlink:type="simple">Mobile robotics</text:a> Arnhem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44206/" xlink:type="simple">Op weg naar de digitale fabriek</text:a> Arnhem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36833/" xlink:type="simple">Powertrain</text:a>(motoren en versnellingsbakken enzo) Arnhem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41512/" xlink:type="simple">DevOps </text:a> Arnhem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44094/" xlink:type="simple">Create high end video game</text:a> Arnhem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38267/" xlink:type="simple">Advanced Mobility: Smart Vehicles and Smart Infrastructure</text:a> Arnhem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kiesopmaat.nl/modules/han/-/135397/" xlink:type="simple">Scripting</text:a> (basisprogrammeren) Arnhem</text:p>
          </table:table-cell>
          <table:table-cell/>
        </table:table-row>
        <table:table-row table:style-name="ro3" table:number-rows-repeated="8">
          <table:table-cell table:style-name="Default"/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2:58:46.194274348</meta:creation-date>
    <dc:date>2025-06-24T15:26:08.782854661</dc:date>
    <meta:editing-duration>PT45M22S</meta:editing-duration>
    <meta:editing-cycles>9</meta:editing-cycles>
    <meta:generator>LibreOffice/24.2.7.2$Linux_X86_64 LibreOffice_project/420$Build-2</meta:generator>
    <meta:document-statistic meta:table-count="2" meta:cell-count="45" meta:object-count="0"/>
  </office:meta>
</office:document-meta>
</file>